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herit" svg:font-family="inherit"/>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37%" fo:text-indent="0in" style:auto-text-indent="false"/>
      <style:text-properties fo:font-variant="normal" fo:text-transform="none" style:font-name="inherit" fo:font-size="12pt" fo:font-style="normal" fo:font-weight="normal" loext:padding="0in" loext:border="none"/>
    </style:style>
    <style:style style:name="P2" style:family="paragraph" style:parent-style-name="Standard">
      <style:paragraph-properties fo:margin-left="0in" fo:margin-right="0in" fo:margin-top="0in" fo:margin-bottom="0in" style:contextual-spacing="false" fo:line-height="137%" fo:text-indent="0in" style:auto-text-indent="false"/>
      <style:text-properties fo:font-variant="normal" fo:text-transform="none" style:font-name="inherit" fo:font-size="12pt" fo:font-style="normal" fo:font-weight="normal" officeooo:paragraph-rsid="0015b550" loext:padding="0in" loext:border="none"/>
    </style:style>
    <style:style style:name="P3" style:family="paragraph" style:parent-style-name="Text_20_body">
      <style:paragraph-properties fo:orphans="0"/>
      <style:text-properties fo:font-variant="normal" fo:text-transform="none" fo:font-style="normal"/>
    </style:style>
    <style:style style:name="P4" style:family="paragraph" style:parent-style-name="Text_20_body">
      <style:paragraph-properties fo:margin-left="0in" fo:margin-right="0in" fo:margin-top="0in" fo:margin-bottom="0in" style:contextual-spacing="false" fo:line-height="137%" fo:text-align="end" style:justify-single-word="false" fo:orphans="1" fo:text-indent="0in" style:auto-text-indent="false"/>
      <style:text-properties style:font-name="inherit" fo:font-size="8.25pt" fo:font-weight="bold"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n't be like me. </text:p>
      <text:p text:style-name="P2"/>
      <text:p text:style-name="P2">I'm 31 years old. I'm a virgin. </text:p>
      <text:p text:style-name="P2"/>
      <text:p text:style-name="P2">I am a severe porn addict. I've never experienced intimacy with a lady. I've never experienced love. </text:p>
      <text:p text:style-name="P2">Cuddling and kissing a women is mythical to me. I might never experience this. </text:p>
      <text:p text:style-name="P2"/>
      <text:p text:style-name="P2">All because of pornography. </text:p>
      <text:p text:style-name="P2"/>
      <text:p text:style-name="P2">Stumbled down the rabbit hole in 1999 when I was 10 years old. Me and my friend found black plastic bag of hardcore pornographic magazines hidden in the woods behind my house. I got hooked. I never did well in school. Often skipped school and stayed at home to watch porn. Spent most of my weekends at home looking at porn. Never had many real friends. The dopamine fix was too strong. </text:p>
      <text:p text:style-name="P2">Barely graduated high school. Dropped out of college 3 times because the addiction was too severe and controlling. All because of pornography. .</text:p>
      <text:section text:style-name="Sect1" text:name="chat-messages-789738306131853312">
        <text:p text:style-name="P1"/>
        <text:p text:style-name="P2"><draw:frame draw:style-name="fr1" draw:name="Frame1" text:anchor-type="char" svg:x="0in" svg:width="0.5835in" draw:z-index="0"><draw:text-box fo:min-height="0.0161in"><text:p text:style-name="P4"/></draw:text-box></draw:frame>Have worked very low wage jobs for years. Can barely afford rent. My diet is poor and I don't have a proper meal schedule. Have had many days where I woke up at 7am, don't get out of bed until 6pm because I've spent the day watching Pornhub and masturbating. </text:p>
        <text:p text:style-name="P2"/>
        <text:p text:style-name="P2">I am unhealthy. Skinnyfat and unmotivated. Lethargic. Can hardly do one pushup. My concentration and will to succeed has been decimated. Beautiful sunny days in my State have been spent inside with the curtains of my apartment closed, watching porn. </text:p>
        <text:p text:style-name="P2"/>
        <text:p text:style-name="P2">Don't be like me. </text:p>
        <text:p text:style-name="P2"/>
        <text:p text:style-name="P2">I had 6 terabytes of hardcore pornography on my hard-drive. Probably around 4000 hours of videos. Gonzo Filth. There is no intimacy. There is no love making. There is no sensual moments. </text:p>
        <text:p text:style-name="P2"><text:soft-page-break/>Just pure filth. Six. Terabytes. I had't even 10% of them. Spent hundreds of bucks on tipping webcam models. Hundreds I cannot afford. </text:p>
        <text:p text:style-name="P2"/>
        <text:p text:style-name="P2">Don't be like me. </text:p>
        <text:p text:style-name="P2"/>
        <text:p text:style-name="P2">Wasted my precious years. Completely wasted. No hobbies. Watched my life drain away on a computer screen. Made love to pixels on a screen. I have completely lost touch with my family. I am alone. I am not happy. I don't know how my siblings are doing. All because of pornography. </text:p>
        <text:p text:style-name="P2"/>
        <text:p text:style-name="P2">Don't be like me. My message to anyone under 30: Make it a priority to stop watching porn. Don't let your life pass you by. Get out while you can. </text:p>
        <text:p text:style-name="P2"/>
        <text:p text:style-name="P2">Don't be like me. I have saved up and am now paying for online therapy to try and give myself even a glimpse of hope for a future. </text:p>
        <text:p text:style-name="P2"/>
        <text:p text:style-name="P2">Whatever you do, Don't be like me</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herit" svg:font-family="inherit"/>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9T09:28:46.004737986</meta:creation-date>
    <dc:date>2020-12-19T09:30:45.461596353</dc:date>
    <meta:editing-duration>PT2M</meta:editing-duration>
    <meta:editing-cycles>1</meta:editing-cycles>
    <meta:document-statistic meta:table-count="0" meta:image-count="0" meta:object-count="0" meta:page-count="2" meta:paragraph-count="17" meta:word-count="410" meta:character-count="2246" meta:non-whitespace-character-count="1838"/>
    <meta:generator>LibreOffice/7.0.3.1$Linux_X86_64 LibreOffice_project/00$Build-1</meta:generator>
  </office:meta>
</office:document-meta>
</file>